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draw:marker-start-width="0.533cm" draw:marker-end="Arrow" draw:marker-end-width="0.456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width="0.152cm" svg:stroke-color="#000000" draw:marker-start-width="0.533cm" draw:marker-end="Arrow" draw:marker-end-width="0.533cm" draw:fill="none" draw:fill-color="#ffffff" draw:auto-grow-height="true" draw:auto-grow-width="false" fo:max-height="0cm" fo:min-height="0cm" fo:padding-top="0.201cm" fo:padding-bottom="0.201cm" fo:padding-left="0.326cm" fo:padding-right="0.326cm"/>
    </style:style>
    <style:style style:name="gr4" style:family="graphic" style:parent-style-name="standard">
      <style:graphic-properties draw:ole-draw-aspect="1" style:protect="siz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175cm" svg:y1="12.425cm" svg:x2="23.495cm" svg:y2="12.425cm">
          <text:p/>
        </draw:line>
        <draw:line draw:style-name="gr1" draw:text-style-name="P1" draw:layer="layout" svg:x1="3.81cm" svg:y1="12.425cm" svg:x2="3.175cm" svg:y2="13.06cm">
          <text:p/>
        </draw:line>
        <draw:line draw:style-name="gr1" draw:text-style-name="P1" draw:layer="layout" svg:x1="4.711cm" svg:y1="12.426cm" svg:x2="4.076cm" svg:y2="13.061cm">
          <text:p/>
        </draw:line>
        <draw:line draw:style-name="gr1" draw:text-style-name="P1" draw:layer="layout" svg:x1="5.711cm" svg:y1="12.426cm" svg:x2="5.076cm" svg:y2="13.061cm">
          <text:p/>
        </draw:line>
        <draw:line draw:style-name="gr1" draw:text-style-name="P1" draw:layer="layout" svg:x1="6.611cm" svg:y1="12.426cm" svg:x2="5.976cm" svg:y2="13.061cm">
          <text:p/>
        </draw:line>
        <draw:line draw:style-name="gr1" draw:text-style-name="P1" draw:layer="layout" svg:x1="7.611cm" svg:y1="12.426cm" svg:x2="6.976cm" svg:y2="13.061cm">
          <text:p/>
        </draw:line>
        <draw:line draw:style-name="gr1" draw:text-style-name="P1" draw:layer="layout" svg:x1="3.811cm" svg:y1="12.426cm" svg:x2="3.176cm" svg:y2="13.061cm">
          <text:p/>
        </draw:line>
        <draw:line draw:style-name="gr1" draw:text-style-name="P1" draw:layer="layout" svg:x1="9.71cm" svg:y1="12.426cm" svg:x2="9.075cm" svg:y2="13.061cm">
          <text:p/>
        </draw:line>
        <draw:line draw:style-name="gr1" draw:text-style-name="P1" draw:layer="layout" svg:x1="10.611cm" svg:y1="12.427cm" svg:x2="9.976cm" svg:y2="13.062cm">
          <text:p/>
        </draw:line>
        <draw:line draw:style-name="gr1" draw:text-style-name="P1" draw:layer="layout" svg:x1="11.611cm" svg:y1="12.427cm" svg:x2="10.976cm" svg:y2="13.062cm">
          <text:p/>
        </draw:line>
        <draw:line draw:style-name="gr1" draw:text-style-name="P1" draw:layer="layout" svg:x1="12.511cm" svg:y1="12.427cm" svg:x2="11.876cm" svg:y2="13.062cm">
          <text:p/>
        </draw:line>
        <draw:line draw:style-name="gr1" draw:text-style-name="P1" draw:layer="layout" svg:x1="13.511cm" svg:y1="12.427cm" svg:x2="12.876cm" svg:y2="13.062cm">
          <text:p/>
        </draw:line>
        <draw:line draw:style-name="gr1" draw:text-style-name="P1" draw:layer="layout" svg:x1="9.711cm" svg:y1="12.427cm" svg:x2="9.076cm" svg:y2="13.062cm">
          <text:p/>
        </draw:line>
        <draw:line draw:style-name="gr1" draw:text-style-name="P1" draw:layer="layout" svg:x1="8.612cm" svg:y1="12.428cm" svg:x2="7.977cm" svg:y2="13.063cm">
          <text:p/>
        </draw:line>
        <draw:line draw:style-name="gr1" draw:text-style-name="P1" draw:layer="layout" svg:x1="15.61cm" svg:y1="12.427cm" svg:x2="14.975cm" svg:y2="13.062cm">
          <text:p/>
        </draw:line>
        <draw:line draw:style-name="gr1" draw:text-style-name="P1" draw:layer="layout" svg:x1="16.511cm" svg:y1="12.428cm" svg:x2="15.876cm" svg:y2="13.063cm">
          <text:p/>
        </draw:line>
        <draw:line draw:style-name="gr1" draw:text-style-name="P1" draw:layer="layout" svg:x1="17.511cm" svg:y1="12.428cm" svg:x2="16.876cm" svg:y2="13.063cm">
          <text:p/>
        </draw:line>
        <draw:line draw:style-name="gr1" draw:text-style-name="P1" draw:layer="layout" svg:x1="18.411cm" svg:y1="12.428cm" svg:x2="17.776cm" svg:y2="13.063cm">
          <text:p/>
        </draw:line>
        <draw:line draw:style-name="gr1" draw:text-style-name="P1" draw:layer="layout" svg:x1="19.411cm" svg:y1="12.428cm" svg:x2="18.776cm" svg:y2="13.063cm">
          <text:p/>
        </draw:line>
        <draw:line draw:style-name="gr1" draw:text-style-name="P1" draw:layer="layout" svg:x1="15.611cm" svg:y1="12.428cm" svg:x2="14.976cm" svg:y2="13.063cm">
          <text:p/>
        </draw:line>
        <draw:line draw:style-name="gr1" draw:text-style-name="P1" draw:layer="layout" svg:x1="14.512cm" svg:y1="12.429cm" svg:x2="13.877cm" svg:y2="13.064cm">
          <text:p/>
        </draw:line>
        <draw:line draw:style-name="gr1" draw:text-style-name="P1" draw:layer="layout" svg:x1="21.51cm" svg:y1="12.427cm" svg:x2="20.875cm" svg:y2="13.062cm">
          <text:p/>
        </draw:line>
        <draw:line draw:style-name="gr1" draw:text-style-name="P1" draw:layer="layout" svg:x1="22.411cm" svg:y1="12.428cm" svg:x2="21.776cm" svg:y2="13.063cm">
          <text:p/>
        </draw:line>
        <draw:line draw:style-name="gr1" draw:text-style-name="P1" draw:layer="layout" svg:x1="23.411cm" svg:y1="12.428cm" svg:x2="22.776cm" svg:y2="13.063cm">
          <text:p/>
        </draw:line>
        <draw:line draw:style-name="gr1" draw:text-style-name="P1" draw:layer="layout" svg:x1="21.511cm" svg:y1="12.428cm" svg:x2="20.876cm" svg:y2="13.063cm">
          <text:p/>
        </draw:line>
        <draw:line draw:style-name="gr1" draw:text-style-name="P1" draw:layer="layout" svg:x1="20.412cm" svg:y1="12.429cm" svg:x2="19.777cm" svg:y2="13.064cm">
          <text:p/>
        </draw:line>
        <draw:line draw:style-name="gr2" draw:text-style-name="P1" draw:layer="layout" svg:x1="3.175cm" svg:y1="9.25cm" svg:x2="6.35cm" svg:y2="9.25cm">
          <text:p/>
        </draw:line>
        <draw:line draw:style-name="gr2" draw:text-style-name="P1" draw:layer="layout" svg:x1="3.176cm" svg:y1="10.25cm" svg:x2="6.351cm" svg:y2="10.25cm">
          <text:p/>
        </draw:line>
        <draw:line draw:style-name="gr2" draw:text-style-name="P1" draw:layer="layout" svg:x1="3.176cm" svg:y1="11.25cm" svg:x2="6.351cm" svg:y2="11.25cm">
          <text:p/>
        </draw:line>
        <draw:frame draw:style-name="gr3" draw:layer="layout" svg:width="2.54cm" svg:height="1.114cm" svg:x="2.54cm" svg:y="13.695cm">
          <draw:text-box>
            <text:p>0 cm</text:p>
          </draw:text-box>
        </draw:frame>
        <draw:frame draw:style-name="gr3" draw:layer="layout" svg:width="3.025cm" svg:height="1.114cm" svg:x="21.74cm" svg:y="13.695cm">
          <draw:text-box>
            <text:p>100 cm</text:p>
          </draw:text-box>
        </draw:frame>
        <draw:frame draw:style-name="gr3" draw:layer="layout" svg:width="8.19cm" svg:height="1.825cm" svg:x="2.84cm" svg:y="7.195cm">
          <draw:text-box>
            <text:p>Mass flow rate [kg/s]</text:p>
            <text:p>Inlet Temperature [C]</text:p>
          </draw:text-box>
        </draw:frame>
        <draw:frame draw:style-name="gr4" draw:layer="layout" svg:width="1.999cm" svg:height="0.999cm" svg:x="15.163cm" svg:y="12.95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4.34cm" svg:y1="10.1cm" svg:x2="22.69cm" svg:y2="10.06cm">
          <text:p/>
        </draw:line>
        <draw:line draw:style-name="gr6" draw:text-style-name="P1" draw:layer="layout" svg:x1="11.96cm" svg:y1="8.195cm" svg:x2="11.96cm" svg:y2="12.005cm">
          <text:p/>
        </draw:line>
        <draw:line draw:style-name="gr6" draw:text-style-name="P1" draw:layer="layout" svg:x1="14.66cm" svg:y1="8.195cm" svg:x2="14.66cm" svg:y2="12.005cm">
          <text:p/>
        </draw:line>
        <draw:line draw:style-name="gr6" draw:text-style-name="P1" draw:layer="layout" svg:x1="6.86cm" svg:y1="8.195cm" svg:x2="6.86cm" svg:y2="12.005cm">
          <text:p/>
        </draw:line>
        <draw:line draw:style-name="gr6" draw:text-style-name="P1" draw:layer="layout" svg:x1="19.76cm" svg:y1="8.195cm" svg:x2="19.76cm" svg:y2="12.005cm">
          <text:p/>
        </draw:line>
        <draw:line draw:style-name="gr6" draw:text-style-name="P1" draw:layer="layout" svg:x1="22.66cm" svg:y1="8.195cm" svg:x2="22.66cm" svg:y2="12.005cm">
          <text:p/>
        </draw:line>
        <draw:line draw:style-name="gr6" draw:text-style-name="P1" draw:layer="layout" svg:x1="4.36cm" svg:y1="8.195cm" svg:x2="4.36cm" svg:y2="12.005cm">
          <text:p/>
        </draw:line>
        <draw:custom-shape draw:style-name="gr7" draw:text-style-name="P1" draw:layer="layout" svg:width="0.635cm" svg:height="0.635cm" svg:x="13.06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5.766cm" svg:y="9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8.267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0.868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0.466cm" svg:y="9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7.767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5.368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853cm" svg:height="0.962cm" svg:x="5.21cm" svg:y="10.564cm">
          <draw:text-box>
            <text:p>1</text:p>
          </draw:text-box>
        </draw:frame>
        <draw:frame draw:style-name="gr8" draw:layer="layout" svg:width="0.853cm" svg:height="0.962cm" svg:x="7.611cm" svg:y="10.564cm">
          <draw:text-box>
            <text:p>2</text:p>
          </draw:text-box>
        </draw:frame>
        <draw:frame draw:style-name="gr8" draw:layer="layout" svg:width="1.205cm" svg:height="0.962cm" svg:x="10.412cm" svg:y="10.564cm">
          <draw:text-box>
            <text:p><text:span text:style-name="T1">i</text:span>-1</text:p>
          </draw:text-box>
        </draw:frame>
        <draw:frame draw:style-name="gr8" draw:text-style-name="P2" draw:layer="layout" svg:width="0.642cm" svg:height="0.962cm" svg:x="13.013cm" svg:y="10.564cm">
          <draw:text-box>
            <text:p text:style-name="P2"><text:span text:style-name="T1">i</text:span></text:p>
          </draw:text-box>
        </draw:frame>
        <draw:frame draw:style-name="gr8" draw:layer="layout" svg:width="1.243cm" svg:height="0.962cm" svg:x="18.115cm" svg:y="10.564cm">
          <draw:text-box>
            <text:p><text:span text:style-name="T1">I</text:span>-1</text:p>
          </draw:text-box>
        </draw:frame>
        <draw:frame draw:style-name="gr8" draw:layer="layout" svg:width="1.366cm" svg:height="0.962cm" svg:x="15.479cm" svg:y="10.595cm">
          <draw:text-box>
            <text:p><text:span text:style-name="T1">i</text:span>+1</text:p>
          </draw:text-box>
        </draw:frame>
        <draw:path draw:style-name="gr9" draw:text-style-name="P1" draw:layer="layout" svg:width="1.771cm" svg:height="0.806cm" draw:transform="rotate (-2.29563156514771) translate (9.9101415527722cm 9.68635030357021cm)" svg:viewBox="0 0 1772 807" svg:d="m0 780c302 23 716 101 920-185 162-228 319-490 593-595l259 15">
          <text:p/>
        </draw:path>
        <draw:path draw:style-name="gr9" draw:text-style-name="P1" draw:layer="layout" svg:width="1.771cm" svg:height="0.806cm" draw:transform="rotate (-2.29563156514771) translate (10.3101415527722cm 9.68635030357021cm)" svg:viewBox="0 0 1772 807" svg:d="m0 780c302 23 716 101 920-185 162-228 319-490 593-595l259 15">
          <text:p/>
        </draw:path>
        <draw:path draw:style-name="gr9" draw:text-style-name="P1" draw:layer="layout" svg:width="1.771cm" svg:height="0.806cm" draw:transform="rotate (-2.29563156514771) translate (18.1101415527722cm 9.68635030357021cm)" svg:viewBox="0 0 1772 807" svg:d="m0 780c302 23 716 101 920-185 162-228 319-490 593-595l259 15">
          <text:p/>
        </draw:path>
        <draw:path draw:style-name="gr9" draw:text-style-name="P1" draw:layer="layout" svg:width="1.771cm" svg:height="0.806cm" draw:transform="rotate (-2.29563156514771) translate (18.4101415527722cm 9.68635030357021cm)" svg:viewBox="0 0 1772 807" svg:d="m0 780c302 23 716 101 920-185 162-228 319-490 593-595l259 15">
          <text:p/>
        </draw:path>
        <draw:frame draw:style-name="gr10" draw:text-style-name="P2" draw:layer="layout" svg:width="0.68cm" svg:height="0.963cm" svg:x="20.76cm" svg:y="10.558cm">
          <draw:text-box>
            <text:p text:style-name="P2"><text:span text:style-name="T1">I</text:span></text:p>
          </draw:text-box>
        </draw:frame>
        <draw:frame draw:style-name="gr11" draw:layer="layout" svg:width="1.704cm" svg:height="0.962cm" svg:x="3.811cm" svg:y="7.164cm">
          <draw:text-box>
            <text:p>1/2</text:p>
          </draw:text-box>
        </draw:frame>
        <draw:frame draw:style-name="gr11" draw:layer="layout" svg:width="1.704cm" svg:height="0.962cm" svg:x="6.311cm" svg:y="7.164cm">
          <draw:text-box>
            <text:p>3/2</text:p>
          </draw:text-box>
        </draw:frame>
        <draw:frame draw:style-name="gr11" draw:layer="layout" svg:width="2.024cm" svg:height="0.962cm" svg:x="11.311cm" svg:y="7.164cm">
          <draw:text-box>
            <text:p><text:span text:style-name="T1">i</text:span>-1/2</text:p>
          </draw:text-box>
        </draw:frame>
        <draw:frame draw:style-name="gr11" draw:layer="layout" svg:width="2.024cm" svg:height="0.962cm" svg:x="13.711cm" svg:y="7.164cm">
          <draw:text-box>
            <text:p><text:span text:style-name="T1">i+</text:span>1/2</text:p>
          </draw:text-box>
        </draw:frame>
        <draw:frame draw:style-name="gr11" draw:layer="layout" svg:width="2.024cm" svg:height="0.962cm" svg:x="18.911cm" svg:y="7.164cm">
          <draw:text-box>
            <text:p><text:span text:style-name="T1">I-</text:span>1/2</text:p>
          </draw:text-box>
        </draw:frame>
        <draw:frame draw:style-name="gr11" draw:layer="layout" svg:width="2.024cm" svg:height="0.962cm" svg:x="21.711cm" svg:y="7.164cm">
          <draw:text-box>
            <text:p><text:span text:style-name="T1">I+</text:span>1/2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yan Herman</meta:initial-creator>
    <meta:creation-date>2011-11-18T16:11:02</meta:creation-date>
    <meta:editing-duration>PT1H5M31S</meta:editing-duration>
    <meta:editing-cycles>4</meta:editing-cycles>
    <dc:date>2011-11-19T10:41:13</dc:date>
    <dc:creator>Bryan Herman</dc:creator>
    <meta:generator>LibreOffice/3.3$Unix LibreOffice_project/330m19$Build-401</meta:generator>
    <meta:document-statistic meta:object-count="89"/>
  </office:meta>
</office:document-meta>
</file>

<file path=Object 1/content.xml><?xml version="1.0" encoding="utf-8"?>
<math xmlns="http://www.w3.org/1998/Math/MathML"/>
</file>